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ceOf.InstanceOf( Class &lt; ? &gt; clazz , String described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nceOf.matches( Object actu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stanceOf.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Of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Of.InstanceOf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